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1759964804726430372"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9144358874225189577"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2013199219332699350"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9065418081314286487"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362590607802261513"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2028094989226168469"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1497461105872492660"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6174769204952760788"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39606269" text:continue-list="list1497461105872492660"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068901592016461286"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576191"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578010"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39596529"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39586916"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599448"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8777808250780805208"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316043823196081009"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368459335274838185"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590341"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767686653226749961"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878927469305939826"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591658554537503916" text:style-name="L15">
        <text:list-item>
          <text:list>
            <text:list-header>
              <text:p text:style-name="P186">1.5 miles averaging about 9:40/mile and rest 1 min</text:p>
            </text:list-header>
          </text:list>
        </text:list-item>
      </text:list>
      <text:p text:style-name="P25">1 mile in 8:26 and rest 2 min</text:p>
      <text:list xml:id="list6614651981036029763"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2573365650005759837"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577655"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15663975765345555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094633227557427870"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4417255320370669913"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39584619" text:continue-list="list5094633227557427870" text:style-name="L19">
        <text:list-item>
          <text:list>
            <text:list-header>
              <text:p text:style-name="P190">(Pace*HR)=1240</text:p>
            </text:list-header>
          </text:list>
        </text:list-item>
      </text:list>
      <text:list xml:id="list39604323" text:continue-list="list156639757653455556" text:style-name="L18">
        <text:list-item>
          <text:list>
            <text:list-header>
              <text:p text:style-name="P189">2 miles at 10:46/mile Ave HR= 121 bpm and rest a few minutes</text:p>
            </text:list-header>
          </text:list>
        </text:list-item>
      </text:list>
      <text:list xml:id="list39598273" text:continue-list="list39584619"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39604486"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659591750278851865"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2379492749178040390"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768638293251826956"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2474552965637741950"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8159112324721301139"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181080349606496008"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39589538"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605178"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460246946549359547"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7798404468289251567"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4198092237035380284"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41096759864042881"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7131680228495678554"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7908130264993911110" text:style-name="L32">
        <text:list-item>
          <text:list>
            <text:list-header>
              <text:p text:style-name="P200">0.25 miles in 2:54</text:p>
              <text:p text:style-name="P200">1 mile in 9:21 going faster as I ran and ending at around 8:30 pace</text:p>
            </text:list-header>
          </text:list>
        </text:list-item>
      </text:list>
      <text:list xml:id="list7731709601202755727"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856369309026585692"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894900910657207624"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5114039487290367839"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6926597953620876353"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721707706219048518"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273983499608743770"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text:soft-page-break/>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soft-page-break/><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02408931974403751"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text:soft-page-break/>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01T19:33:31.01</dc:date>
    <dc:creator>James Lombardi</dc:creator>
    <meta:editing-duration>P33DT23H8M19S</meta:editing-duration>
    <meta:editing-cycles>2394</meta:editing-cycles>
    <meta:generator>OpenOffice/4.1.2$Win32 OpenOffice.org_project/412m3$Build-9782</meta:generator>
    <meta:document-statistic meta:table-count="0" meta:image-count="9" meta:object-count="0" meta:page-count="235" meta:paragraph-count="6925" meta:word-count="74262" meta:character-count="379926"/>
  </office:meta>
</office:document-meta>
</file>